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ZIPOutputStream.fini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ZIPOutputStream.GZIPOutputStream( java . io . OutputStream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ZIPOutputStream.write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ZIPOut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ZIPOutputStream.GZIPOutputStream( java . io . OutputStream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